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Arial2" svg:font-family="Arial" style:font-family-generic="swiss" style:font-pitch="variable"/>
    <style:font-face style:name="Arial1" svg:font-family="Arial" style:font-adornments="Negrito"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Standard">
      <style:paragraph-properties fo:text-align="center" style:justify-single-word="false"/>
      <style:text-properties style:font-name="Arial2" fo:font-weight="bold" officeooo:rsid="0012d5ae" officeooo:paragraph-rsid="0012d5ae" style:font-weight-asian="bold" style:font-weight-complex="bold"/>
    </style:style>
    <style:style style:name="P3" style:family="paragraph" style:parent-style-name="Standard">
      <style:paragraph-properties fo:text-align="center" style:justify-single-word="false"/>
      <style:text-properties style:font-name="Arial2" fo:font-weight="bold" officeooo:rsid="0012d5ae" officeooo:paragraph-rsid="0015bc8d" style:font-weight-asian="bold" style:font-weight-complex="bold"/>
    </style:style>
    <style:style style:name="P4" style:family="paragraph" style:parent-style-name="Standard">
      <style:paragraph-properties fo:text-align="center" style:justify-single-word="false"/>
      <style:text-properties style:font-name="Arial2" fo:font-weight="bold" officeooo:rsid="0015bc8d" officeooo:paragraph-rsid="0015bc8d" style:font-weight-asian="bold" style:font-weight-complex="bold"/>
    </style:style>
    <style:style style:name="P5"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2" officeooo:rsid="0012d5ae" officeooo:paragraph-rsid="0012d5ae"/>
    </style:style>
    <style:style style:name="P6"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2" officeooo:rsid="00140feb" officeooo:paragraph-rsid="00140feb"/>
    </style:style>
    <style:style style:name="P7"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ab-stops/>
      </style:paragraph-properties>
      <style:text-properties style:font-name="Arial2" style:text-underline-style="none" fo:font-weight="normal" officeooo:rsid="00177914" officeooo:paragraph-rsid="00177914" style:font-weight-asian="normal" style:font-weight-complex="normal"/>
    </style:style>
    <style:style style:name="P8"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ab-stops/>
      </style:paragraph-properties>
      <style:text-properties style:font-name="Arial2" style:text-underline-style="none" fo:font-weight="normal" officeooo:rsid="00177914" officeooo:paragraph-rsid="0022a2df" style:font-weight-asian="normal" style:font-weight-complex="normal"/>
    </style:style>
    <style:style style:name="P9"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ab-stops>
          <style:tab-stop style:position="0.609cm"/>
        </style:tab-stops>
      </style:paragraph-properties>
      <style:text-properties style:font-name="Arial2" style:text-underline-style="none" fo:font-weight="normal" officeooo:rsid="00177914" officeooo:paragraph-rsid="00177914" style:font-weight-asian="normal" style:font-weight-complex="normal"/>
    </style:style>
    <style:style style:name="P10"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ab-stops/>
      </style:paragraph-properties>
      <style:text-properties style:font-name="Arial2" style:text-underline-style="none" fo:font-weight="normal" officeooo:rsid="0020bbdf" officeooo:paragraph-rsid="0020bbdf" style:font-weight-asian="normal" style:font-weight-complex="normal"/>
    </style:style>
    <style:style style:name="P11"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ab-stops>
          <style:tab-stop style:position="0.609cm"/>
        </style:tab-stops>
      </style:paragraph-properties>
      <style:text-properties style:font-name="Arial2" style:text-underline-style="none" fo:font-weight="normal" officeooo:rsid="0022a2df" officeooo:paragraph-rsid="0022a2df" style:font-weight-asian="normal" style:font-weight-complex="normal"/>
    </style:style>
    <style:style style:name="P12"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ab-stops>
          <style:tab-stop style:position="0.609cm"/>
        </style:tab-stops>
      </style:paragraph-properties>
      <style:text-properties style:font-name="Arial2" style:text-underline-style="none" fo:font-weight="normal" officeooo:rsid="0023fa02" officeooo:paragraph-rsid="0023fa02" style:font-weight-asian="normal" style:font-weight-complex="normal"/>
    </style:style>
    <style:style style:name="P13"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2" officeooo:rsid="0014038f" officeooo:paragraph-rsid="0012d5ae"/>
    </style:style>
    <style:style style:name="P14"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2" officeooo:rsid="002419bc" officeooo:paragraph-rsid="002419bc"/>
    </style:style>
    <style:style style:name="P15"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2" officeooo:rsid="0024fff0" officeooo:paragraph-rsid="0024fff0"/>
    </style:style>
    <style:style style:name="P16"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2" officeooo:rsid="0025bd26" officeooo:paragraph-rsid="0025bd26"/>
    </style:style>
    <style:style style:name="P17" style:family="paragraph" style:parent-style-name="Standard">
      <style:paragraph-properties fo:text-align="center" style:justify-single-word="false" fo:break-before="page"/>
      <style:text-properties style:font-name="Arial2" fo:font-weight="bold" officeooo:rsid="0015bc8d" officeooo:paragraph-rsid="0015bc8d" style:font-weight-asian="bold" style:font-weight-complex="bold"/>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Standard" style:master-page-name="First_20_Page">
      <style:paragraph-properties fo:text-align="center" style:justify-single-word="false" style:page-number="auto"/>
      <style:text-properties style:font-name="Arial2" fo:font-weight="bold" officeooo:rsid="0012d5ae" officeooo:paragraph-rsid="0012d5ae" style:font-weight-asian="bold" style:font-weight-complex="bold"/>
    </style:style>
    <style:style style:name="P20"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2" officeooo:rsid="002d46c5" officeooo:paragraph-rsid="002d46c5"/>
    </style:style>
    <style:style style:name="P21"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2" officeooo:rsid="002ded6e" officeooo:paragraph-rsid="002ded6e"/>
    </style:style>
    <style:style style:name="P22"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2" officeooo:rsid="002ded6e" officeooo:paragraph-rsid="002f0eeb"/>
    </style:style>
    <style:style style:name="P23"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2" officeooo:rsid="002ded6e" officeooo:paragraph-rsid="00351b6c"/>
    </style:style>
    <style:style style:name="P24"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2" officeooo:rsid="002f0eeb" officeooo:paragraph-rsid="00351b6c"/>
    </style:style>
    <style:style style:name="P25"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ab-stops/>
      </style:paragraph-properties>
      <style:text-properties style:font-name="Arial2" style:text-underline-style="none" fo:font-weight="normal" officeooo:rsid="0031d636" officeooo:paragraph-rsid="0031d636" style:font-weight-asian="normal" style:font-weight-complex="normal"/>
    </style:style>
    <style:style style:name="P26"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ab-stops/>
      </style:paragraph-properties>
      <style:text-properties style:font-name="Arial2" style:text-underline-style="none" fo:font-weight="normal" officeooo:rsid="00177914" officeooo:paragraph-rsid="0031d636" style:font-weight-asian="normal" style:font-weight-complex="normal"/>
    </style:style>
    <style:style style:name="P27"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ab-stops/>
      </style:paragraph-properties>
      <style:text-properties style:font-name="Arial2" style:text-underline-style="none" fo:font-weight="normal" officeooo:rsid="00177914" officeooo:paragraph-rsid="003281e9" style:font-weight-asian="normal" style:font-weight-complex="normal"/>
    </style:style>
    <style:style style:name="P28"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2" officeooo:rsid="002419bc" officeooo:paragraph-rsid="00351b6c"/>
    </style:style>
    <style:style style:name="P29" style:family="paragraph" style:parent-style-name="Heading_20_2">
      <style:text-properties officeooo:rsid="002d46c5" officeooo:paragraph-rsid="002d46c5"/>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style:text-underline-style="none"/>
    </style:style>
    <style:style style:name="P32" style:family="paragraph" style:parent-style-name="Heading_20_1">
      <style:paragraph-properties fo:break-before="page"/>
      <style:text-properties officeooo:rsid="002419bc" officeooo:paragraph-rsid="002419bc"/>
    </style:style>
    <style:style style:name="T1" style:family="text">
      <style:text-properties officeooo:rsid="00155009"/>
    </style:style>
    <style:style style:name="T2" style:family="text">
      <style:text-properties officeooo:rsid="0018a9d9"/>
    </style:style>
    <style:style style:name="T3" style:family="text">
      <style:text-properties fo:font-weight="bold" style:font-weight-asian="bold" style:font-weight-complex="bold"/>
    </style:style>
    <style:style style:name="T4" style:family="text">
      <style:text-properties fo:font-weight="bold" officeooo:rsid="00140feb" style:font-weight-asian="bold" style:font-weight-complex="bold"/>
    </style:style>
    <style:style style:name="T5" style:family="text">
      <style:text-properties officeooo:rsid="0020bbdf"/>
    </style:style>
    <style:style style:name="T6" style:family="text">
      <style:text-properties officeooo:rsid="00279b5f"/>
    </style:style>
    <style:style style:name="T7" style:family="text">
      <style:text-properties officeooo:rsid="002ded6e"/>
    </style:style>
    <style:style style:name="T8" style:family="text">
      <style:text-properties officeooo:rsid="002f0eeb"/>
    </style:style>
    <style:style style:name="T9" style:family="text">
      <style:text-properties officeooo:rsid="0031d636"/>
    </style:style>
    <style:style style:name="T10" style:family="text">
      <style:text-properties officeooo:rsid="003281e9"/>
    </style:style>
    <style:style style:name="T11" style:family="text">
      <style:text-properties officeooo:rsid="00345edc"/>
    </style:style>
    <style:style style:name="T12" style:family="text">
      <style:text-properties officeooo:rsid="00351b6c"/>
    </style:style>
    <style:style style:name="T13" style:family="text">
      <style:text-properties officeooo:rsid="003548d7"/>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2"/>
      <text:p text:style-name="P2"/>
      <text:p text:style-name="P2"/>
      <text:p text:style-name="P3">PROJETO DO SISTEMA DE GESTÃO DE SEÇÃO DE INFORMÁTICA</text:p>
      <text:p text:style-name="P2"/>
      <text:p text:style-name="P2"/>
      <text:p text:style-name="P4"/>
      <text:p text:style-name="P2"/>
      <text:p text:style-name="P17">ÍNDICE</text:p>
      <text:table-of-content text:style-name="Sect1" text:protected="true" text:name="Sumá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Índice</text:p>
          </text:index-title>
          <text:p text:style-name="P1"><text:a xlink:type="simple" xlink:href="#__RefHeading___Toc111_1483159284" text:style-name="Index_20_Link" text:visited-style-name="Index_20_Link">1.PROPOSTA<text:tab/>3</text:a></text:p>
          <text:p text:style-name="P1"><text:a xlink:type="simple" xlink:href="#__RefHeading___Toc113_1483159284" text:style-name="Index_20_Link" text:visited-style-name="Index_20_Link">2.CENÁRIO ATUAL<text:tab/>4</text:a></text:p>
          <text:p text:style-name="P1"><text:a xlink:type="simple" xlink:href="#__RefHeading___Toc115_1483159284" text:style-name="Index_20_Link" text:visited-style-name="Index_20_Link">3.COMO FUNCIONA<text:tab/>5</text:a></text:p>
          <text:p text:style-name="P18"><text:a xlink:type="simple" xlink:href="#__RefHeading___Toc117_1483159284" text:style-name="Index_20_Link" text:visited-style-name="Index_20_Link">a.Equipamentos<text:tab/>5</text:a></text:p>
          <text:p text:style-name="P18"><text:a xlink:type="simple" xlink:href="#__RefHeading___Toc119_1483159284" text:style-name="Index_20_Link" text:visited-style-name="Index_20_Link">b.Usuários<text:tab/>5</text:a></text:p>
          <text:p text:style-name="P18"><text:a xlink:type="simple" xlink:href="#__RefHeading___Toc121_1483159284" text:style-name="Index_20_Link" text:visited-style-name="Index_20_Link">c.aaa<text:tab/>5</text:a></text:p>
        </text:index-body>
      </text:table-of-content>
      <text:p text:style-name="P4"/>
      <text:h text:style-name="P30" text:outline-level="1"><text:bookmark-start text:name="__RefHeading___Toc111_1483159284"/>PROPOSTA<text:bookmark-end text:name="__RefHeading___Toc111_1483159284"/></text:h>
      <text:p text:style-name="P13">O integrante da seção de informática realiza um login para acessar o sistema, no sistema o usuário <text:span text:style-name="T13">logado</text:span> cadastra os equipamentos existentes nas contas permanente e de consumo da organização, cadastra equipamentos particulares, por intermédio destes cadastros são gerados relátorios da situação do material em uso na organização seja ele da própria organização ou de terceiros, permitindo um melhor gerenciamento dos recursos de TI existentes na organização. <text:span text:style-name="T13">Chamados para serviços serão abertos mantendo uma base de dados persistente para controle mais efetivo de problemas e principais solução encontradas para os serviços da seção.</text:span></text:p>
      <text:p text:style-name="P5"/>
      <text:h text:style-name="P31" text:outline-level="1"><text:bookmark-start text:name="__RefHeading___Toc113_1483159284"/><text:span text:style-name="T4">C</text:span><text:span text:style-name="T3">ENÁRIO ATUAL</text:span><text:bookmark-end text:name="__RefHeading___Toc113_1483159284"/></text:h>
      <text:p text:style-name="P6">O controle dos ativos de TI é feito de maneira manual, os relatórios de equipamentos existentes não possui as informações de MAC, IP, configuração de hardware e softwere existentes nos equipamentos, <text:span text:style-name="T1">não há relatório de equipamentos de terceiros existentes. O controle do andamento dos serviços é feito de forma manual.</text:span></text:p>
      <text:p text:style-name="P6"/>
      <text:h text:style-name="P30" text:outline-level="1"><text:bookmark-start text:name="__RefHeading___Toc115_1483159284"/>COMO FUNCIONA<text:bookmark-end text:name="__RefHeading___Toc115_1483159284"/></text:h>
      <text:h text:style-name="Heading_20_2" text:outline-level="2"><text:bookmark-start text:name="__RefHeading___Toc117_1483159284"/>Equipamentos<text:bookmark-end text:name="__RefHeading___Toc117_1483159284"/></text:h>
      <text:p text:style-name="P11">Tipos: particular e da Instituição</text:p>
      <text:p text:style-name="P11">Os equipamentos estão armazenados em um base de dados persistente com nome, MAC(se for o caso), propriedade, IP alocado(se for o caso), sistema operacional (se for o caso), descrição básica de componentes, usuário do equipamento(se for o caso, podendo ser mais de um).</text:p>
      <text:p text:style-name="P12">Os equipamentos se diferenciarão de particular e da organização por intermédio do atributo propriedade.</text:p>
      <text:p text:style-name="P9"/>
      <text:h text:style-name="Heading_20_2" text:outline-level="2"><text:bookmark-start text:name="__RefHeading___Toc119_1483159284"/>Usuários<text:bookmark-end text:name="__RefHeading___Toc119_1483159284"/></text:h>
      <text:p text:style-name="P7">Tipos: <text:span text:style-name="T10">administrador, encarregado, auxiliar e </text:span>comum</text:p>
      <text:p text:style-name="P25">O usuário comum cadastra chamados para serviços prestados pela seção.</text:p>
      <text:p text:style-name="P10">O <text:span text:style-name="T9">auxiliar</text:span> realizará a inserção e alteração de dados referentes aos equipamentos existentes na organização, o acesso ao sistema será mediante login e senha, realizará a geração e impressão de reletórios contendo os dados persistentes de um equipamento, podendo ordenar, filtrar e imprimir estes relatórios. <text:span text:style-name="T9">Cadastrará a solução de um chamado aberto, além destas realizará todas as atividades de usuário comum</text:span></text:p>
      <text:p text:style-name="P26">O <text:span text:style-name="T5">encarregado este perfil realizará a inclusão, a alteração de</text:span> cadastro<text:span text:style-name="T2">s de novos</text:span> usuário, <text:span text:style-name="T10">designa chamados abertos para auxiliares e encarregados.</text:span></text:p>
      <text:p text:style-name="P27">O <text:span text:style-name="T5">primeiro usuário será carregado após a incialização pela primeira vez do sistema e será o administrador do sistema, este usuário terá como padrão o login (admin) e uma senha padrão (admin), realizará a inclusão e alteração da base de dados padronizada referente aos possíveis equipamentos a serem cadastrados, tais como hardware, software, faixa da ip. além destas realizará todas as atividades de usuário auxiliar, além destas realizará todas as atividades de todos os outros usuários, além de alterar dados gravados por outros usuários na base de dados.</text:span></text:p>
      <text:p text:style-name="P26"/>
      <text:p text:style-name="P8"/>
      <text:h text:style-name="P29" text:outline-level="2"><text:bookmark-start text:name="__RefHeading___Toc121_1483159284"/><text:soft-page-break/>Serviços<text:bookmark-end text:name="__RefHeading___Toc121_1483159284"/></text:h>
      <text:p text:style-name="P20">Tipos: manutenção</text:p>
      <text:p text:style-name="P20">Abrir chamadas para a execução dos serviços de manutenção, suporte, cadastrando <text:span text:style-name="T7">este </text:span>pedidos d<text:span text:style-name="T7">os</text:span> usuários <text:span text:style-name="T10">comum</text:span> de equipamentos cadastrados no sistema, <text:span text:style-name="T10">permitindo encarredo direcionar o atendimento para auxiliares e encarregados, mantendo um <text:s/>registro persistente dos atendimentos, com a descrição do problema, solução associada ao equipamento, solicitante e o responsável pela solução. O solicitante do serviço somente poderá cadastrar pedidos para equipamentos ao qual esteja vinculado.</text:span></text:p>
      <text:p text:style-name="P6"/>
      <text:p text:style-name="P6"/>
      <text:h text:style-name="P32" text:outline-level="1">REQUISITOS DO SISTEMA</text:h>
      <text:p text:style-name="P14">Para ter acesso ao sistema o<text:span text:style-name="T10">s</text:span> usuário<text:span text:style-name="T10">s</text:span> <text:span text:style-name="T10">encarregado e auxiliar</text:span> deverã<text:span text:style-name="T10">o</text:span> ser autenticado por um login se senha</text:p>
      <text:p text:style-name="P28"><text:span text:style-name="T12">Usuários logados</text:span> poderão gerar, filtrar e imprimir relatórios com os dados dos equipamentos</text:p>
      <text:p text:style-name="P14"><text:span text:style-name="T11">O encarregado</text:span> poderá inserir, alterar e incluir novos usuários</text:p>
      <text:p text:style-name="P14">Os relatórios gerados pelo sistema serão apresentados em pdf ou em arquivos de extensão xls</text:p>
      <text:p text:style-name="P28"><text:span text:style-name="T12">Usuários logados</text:span> poderã<text:span text:style-name="T11">o</text:span> alterar sua própria senha.</text:p>
      <text:p text:style-name="P28"><text:span text:style-name="T12">Usuários logados</text:span> poder<text:span text:style-name="T12">ão</text:span> incluir e alterar o cadastro de equipamentos</text:p>
      <text:p text:style-name="P15">Durante o cadastro do equipamento o campo IP somente mostrará ips ainda não alocados</text:p>
      <text:p text:style-name="P15">Cada MAC d<text:span text:style-name="T12">o </text:span>equipamento somente poderá estar alocado a IP</text:p>
      <text:p text:style-name="P16"><text:span text:style-name="T12">Usuários logados poderão </text:span>gerar <text:span text:style-name="T12">o</text:span> relatório com <text:span text:style-name="T12">de</text:span> IP<text:span text:style-name="T12">s</text:span></text:p>
      <text:p text:style-name="P16">Somente um equipamento particular por proprietário é permitido alocar <text:span text:style-name="T6">IP</text:span></text:p>
      <text:p text:style-name="P21">O usuário <text:span text:style-name="T12">comum</text:span> cadastra <text:span text:style-name="T12">um chamdo com </text:span>a descrição de um problema <text:span text:style-name="T12">para o</text:span> equipamento ou seção onde está vinculado</text:p>
      <text:p text:style-name="P21">O <text:span text:style-name="T12">encarregado</text:span> lista, filtra e encaminha os chamados <text:span text:style-name="T8">a outros usuários</text:span></text:p>
      <text:p text:style-name="P23"><text:span text:style-name="T12">Usuário designado para um chamado</text:span> cadastra a descrição da solução</text:p>
      <text:p text:style-name="P24"><text:span text:style-name="T12">Usuário designado para um chamado </text:span>encaminha <text:span text:style-name="T12">a</text:span> chamada que tenha concluíd<text:span text:style-name="T12">o</text:span> </text:p>
      <text:p text:style-name="P22">O <text:span text:style-name="T12">Encarregado aprova a solução de chamado aberto</text:span></text:p>
      <text:p text:style-name="P22">O <text:span text:style-name="T12">Encarregado</text:span> <text:span text:style-name="T8">altera o status do chamado</text:span></text:p>
      <text:p text:style-name="P22">O usuário <text:span text:style-name="T12">comum</text:span> <text:span text:style-name="T8">visualiza o estatus do chamado aberto</text:span></text:p>
      <text:p text:style-name="P23">O <text:span text:style-name="T12">usuários logados <text:s/>gerar, filtrar e imprimir relatórios de chamad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Arial2" svg:font-family="Arial" style:font-family-generic="swiss" style:font-pitch="variable"/>
    <style:font-face style:name="Arial1" svg:font-family="Arial" style:font-adornments="Negrito"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line-height="150%" fo:text-align="justify" style:justify-single-word="false" fo:text-indent="0cm" style:auto-text-indent="false" style:page-number="auto" style:shadow="none">
        <style:tab-stops>
          <style:tab-stop style:position="1cm"/>
        </style:tab-stops>
      </style:paragraph-properties>
      <style:text-properties style:font-name="Arial1" fo:font-family="Arial" style:font-style-name="Negrito" style:font-family-generic="swiss" style:font-pitch="variable" fo:font-size="130%" fo:font-weight="bold" fo:background-color="transparent"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left="0cm" fo:margin-right="0cm" fo:margin-top="0.353cm" fo:margin-bottom="0.212cm" loext:contextual-spacing="false" fo:line-height="150%" fo:text-align="justify" style:justify-single-word="false" fo:text-indent="1cm" style:auto-text-indent="false" style:page-number="auto" style:shadow="none">
        <style:tab-stops>
          <style:tab-stop style:position="2cm"/>
        </style:tab-stops>
      </style:paragraph-properties>
      <style:text-properties style:font-name="Arial1" fo:font-family="Arial" style:font-style-name="Negrito" style:font-family-generic="swiss" style:font-pitch="variable" fo:font-size="115%" fo:font-weight="bold" fo:background-color="transparent" style:font-size-asian="115%" style:font-weight-asian="bold" style:font-size-complex="115%" style:font-weight-complex="600"/>
    </style:style>
    <style:style style:name="Contents_20_1" style:display-name="Contents 1" style:family="paragraph" style:parent-style-name="Index" style:class="index">
      <style:paragraph-properties fo:margin-left="0cm" fo:margin-right="0cm" fo:line-height="100%"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a">
        <style:list-level-properties text:list-level-position-and-space-mode="label-alignment">
          <style:list-level-label-alignment text:label-followed-by="listtab" fo:text-indent="1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9T22:09:55.680405258</meta:creation-date>
    <dc:date>2017-02-20T22:30:22.564241157</dc:date>
    <meta:editing-duration>PT1H46M55S</meta:editing-duration>
    <meta:editing-cycles>21</meta:editing-cycles>
    <meta:generator>LibreOffice/5.1.4.2$Linux_X86_64 LibreOffice_project/10m0$Build-2</meta:generator>
    <meta:document-statistic meta:table-count="0" meta:image-count="0" meta:object-count="0" meta:page-count="7" meta:paragraph-count="46" meta:word-count="702" meta:character-count="4604" meta:non-whitespace-character-count="3952"/>
  </office:meta>
</office:document-meta>
</file>